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Titel" style:master-page-name="MP0" style:family="paragraph">
      <style:paragraph-properties fo:break-before="page" fo:text-align="center"/>
    </style:style>
  </office:automatic-styles>
  <office:body>
    <office:text text:use-soft-page-breaks="true">
      <text:p text:style-name="P1">Retrospective</text:p>
      <text:p text:style-name="Standaard"/>
      <text:p text:style-name="Standaard">Tijdens dit schoolproject hebben wij samengewerkt aan het ontwikkelen van een applicatie voor het registreren van overtredingen van leerlingen. Het project is succesvol afgerond en de applicatie is volledig opgeleverd.</text:p>
      <text:p text:style-name="Standaard">Voor een volgend project zouden wij de samenwerking anders aanpakken door vanaf het begin duidelijke taken en verantwoordelijkheden vast te leggen. Daarnaast is het belangrijk om vaste momenten af te spreken voor overleg, zodat de communicatie gestructureerder verloopt en iedereen weet wat er van hem verwacht wordt.</text:p>
      <text:p text:style-name="Standaard">Door een duidelijke taakverdeling en betere afstemming binnen het team kan efficiënter worden gewerkt en kan het projectproces soepeler verlopen. Deze aanpak nemen wij mee naar toekomstige projecte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elwadoud Jalloul (student)</meta:initial-creator>
    <dc:creator>Abdelwadoud Jalloul (student)</dc:creator>
    <meta:creation-date>2026-01-27T01:21:00Z</meta:creation-date>
    <dc:date>2026-01-27T01:22:00Z</dc:date>
    <meta:template xlink:href="Normal" xlink:type="simple"/>
    <meta:editing-cycles>1</meta:editing-cycles>
    <meta:editing-duration>PT60S</meta:editing-duration>
    <meta:document-statistic meta:page-count="1" meta:paragraph-count="1" meta:word-count="115" meta:character-count="752" meta:row-count="5" meta:non-whitespace-character-count="638"/>
  </office:meta>
</office:document-meta>
</file>